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08.6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0.8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0" style:family="table-cell" style:parent-style-name="Default">
      <style:table-cell-properties style:rotation-align="none"/>
      <style:text-properties fo:color="#000000" style:font-name="Calibri" fo:font-size="11pt"/>
    </style:style>
  </office:automatic-styles>
  <office:body>
    <office:spreadsheet>
      <table:table table:name="Worksheet" table:style-name="ta1">
        <office:forms form:automatic-focus="false" form:apply-design-mode="false"/>
        <table:table-column table:style-name="co1" table:default-cell-style-name="ce0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これは・・・「地形が変わった」どころの騒ぎでは<text:line-break/>ないな。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何この空間！　すごい！！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異次元みたい！！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下の方からものすごい魔力を感じるわ・・・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なんだか、くらくらしますね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はむちゃんの言った“異次元”も、あながち<text:line-break/>間違ってないかもね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感じる魔力と、空間の広がりというか、距離感が<text:line-break/>ぜんぜん掴めないもん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短時間に膨大な魔力が流れてきたせいで、<text:line-break/>空間に影響を及ぼしているのかもしれません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この先、どんな地形になっているか<text:line-break/>想像できませんね・・・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とりあえず進もうヨー！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先へ行かなければ始まんないヨー？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そうだな。</text:p>
          </table:table-cell>
          <table:table-cell office:value-type="string" calcext:value-type="string">
            <text:p>Map098</text:p>
          </table:table-cell>
          <table:table-cell/>
          <table:table-cell office:value-type="string" calcext:value-type="string">
            <text:p>That’s true.</text:p>
          </table:table-cell>
        </table:table-row>
        <table:table-row table:style-name="ro1">
          <table:table-cell office:value-type="string" calcext:value-type="string">
            <text:p>これより敵陣へ突入する。　気を引き締めて<text:line-break/>かかろう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エネルギー切れです。<text:line-break/>一度ダンジョンを出るまで復活しません。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meta:creation-date>2019-09-21T11:23:18+02:00</meta:creation-date>
    <dc:date>2019-09-25T21:13:29.302000000</dc:date>
    <dc:title>Untitled Spreadsheet</dc:title>
    <dc:description/>
    <dc:subject/>
    <meta:keyword/>
    <meta:editing-duration>PT15S</meta:editing-duration>
    <meta:editing-cycles>1</meta:editing-cycles>
    <meta:document-statistic meta:table-count="1" meta:cell-count="16" meta:object-count="0"/>
    <meta:generator>LibreOffice/6.2.7.1$Windows_X86_64 LibreOffice_project/23edc44b61b830b7d749943e020e96f5a7df63bf</meta:generator>
    <meta:user-defined meta:name="Company">Microsoft Corporation</meta:user-defined>
    <meta:user-defined meta:name="category"/>
  </office:meta>
</office:document-meta>
</file>